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verdana" svg:font-family="verdana, arial, helvetica, sans-serif"/>
    <style:font-face style:name="Microsoft YaHei" svg:font-family="'Microsoft YaHei'" style:font-pitch="variable"/>
    <style:font-face style:name="Bitstream Charter" svg:font-family="'Bitstream Charter'" style:font-family-generic="roman" style:font-pitch="variable"/>
    <style:font-face style:name="Century Schoolbook L" svg:font-family="'Century Schoolbook 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微软雅黑" svg:font-family="微软雅黑" style:font-family-generic="system" style:font-pitch="variable"/>
    <style:font-face style:name="文泉驿正黑" svg:font-family="文泉驿正黑" style:font-family-generic="system" style:font-pitch="variable"/>
  </office:font-face-decls>
  <office:automatic-styles>
    <style:style style:name="P1" style:family="paragraph" style:parent-style-name="Standard">
      <style:paragraph-properties fo:margin-left="0cm" fo:margin-right="0cm" style:line-height-at-least="0.476cm" fo:text-indent="0cm" style:auto-text-indent="false"/>
      <style:text-properties fo:font-variant="normal" fo:text-transform="none" fo:color="#333333" style:font-name="Liberation Serif" fo:font-size="10.5pt" fo:letter-spacing="normal" fo:font-style="normal" fo:font-weight="normal" style:font-size-asian="10.5pt" style:font-size-complex="10.5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askolnikov witnesses the wretched living conditions of Marmeladov’s family in Part One, Chapter Two of Dostoevsky’s Crime and Punishment. Despite being broke himself, Raskolnikov leaves his twenty kopecks, the last bit of money he had lift, on the windowsill of the family's apartment. Almost immediately, he regrets his impulsive act of charity. When was the last time you volunteered your time for a cause, donated your allowance to a charity, gave change to a beggar on the street, or went out of your way to help a complete stranger? What did you do, and why did you do it? At any point during and after your act of charity, did you ever feel hesitant or conflicted? If so, please explain your misgivings</text:p>
      <text:p text:style-name="P1"/>
      <text:p text:style-name="P1">fake identity; cannot judge which beggar should be given merely by looking(no standard); some capable of working</text:p>
      <text:p text:style-name="P1"/>
      <text:p text:style-name="P1">Two year ago, while I was walking from school to bus station, I was stopped by a pair of old couples. They had a strong accent of north and told me their money was stolen and could not buy the ticket to go back to Beijing. They asked me for 20 yuan to buy some food. I found them like real helpless people, so I gave them 100 yuan. They thanked me and noted down my phone number so that they could pay my phone card when they returned home as gratitude. Then I went on. I felt relieved and good to help other people in trouble. But on the bus, I was a bit conflicted. Could they be cheaters who wandered around every school trying to swindle students passing by? </text:p>
      <text:p text:style-name="P1"/>
      <text:p text:style-name="P1">From then on, I became more suspicious of people who “looked” to be in poor situation. There was news which said most of the beggars were fake, who just worked with broken bowl at day and returned to villa at night, and that some beggars were made and worked for a organization behind. I didn't know if these were true, but the true identity of a stranger, especially those poorer than others, was hard to determine. Maybe we should not give money to beggars at all, to prevent bad people profiting by utilizing sympathy and guilt from passer-byes. <text:s/>But that would miss people really in need. </text:p>
      <text:p text:style-name="P1"/>
      <text:p text:style-name="P1">But there is a question. Even if we drop money to real beggars, how can we know if the money would soothe their situation? Beggars may not know how to use limited money wisely, and it can be worse if they buy another bottle of alcohol or throw all the coins into gamble. How can we know if our money would be made most use of in one poor guy but not the other? And such a small amount of money does not change anything. </text:p>
      <text:p text:style-name="P1"/>
      <text:p text:style-name="P1">And there are more ways to do for a living than simply waiting for coin dropping. Most beggars I saw, despite dirty in look and shabby in clothes, had 4 healthy limbs. It might not be that difficult to find work as a labor. There are also stations for helping jobless people established by government in most cities. Having a stable source of income is definitely more assuring and has more dignity than receiving money by earning sympathy. </text:p>
      <text:p text:style-name="P1"/>
      <text:p text:style-name="P1">In conclusion, it would be better not giving money to the street beggars, for there are better ways to help this kind of vulnerable people. Government can spend more money in solving unemployment and building common health insurance. We can give money to charity organization, which knows what set of people is in dire need better than us individuals, and can make actual assistance, not monetary assistance. The idea of giving money to poor people is surely a kind conduct, but in which means we do it should be put into deliberate consideration. After all, our money is also limited, and can be given only once.</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verdana" svg:font-family="verdana, arial, helvetica, sans-serif"/>
    <style:font-face style:name="Microsoft YaHei" svg:font-family="'Microsoft YaHei'" style:font-pitch="variable"/>
    <style:font-face style:name="Bitstream Charter" svg:font-family="'Bitstream Charter'" style:font-family-generic="roman" style:font-pitch="variable"/>
    <style:font-face style:name="Century Schoolbook L" svg:font-family="'Century Schoolbook 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微软雅黑" svg:font-family="微软雅黑" style:font-family-generic="system" style:font-pitch="variable"/>
    <style:font-face style:name="文泉驿正黑" svg:font-family="文泉驿正黑"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Liberation Serif" fo:font-size="12pt" fo:language="en" fo:country="US" style:letter-kerning="true" style:font-name-asian="文泉驿正黑"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微软雅黑"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simstu </meta:initial-creator>
    <meta:creation-date>2013-09-03T10:45:47</meta:creation-date>
    <dc:date>2013-09-03T12:14:02</dc:date>
    <dc:creator>csimstu </dc:creator>
    <meta:editing-duration>PT1H26M32S</meta:editing-duration>
    <meta:editing-cycles>275</meta:editing-cycles>
    <meta:generator>LibreOffice/3.5$Linux_X86_64 LibreOffice_project/350m1$Build-2</meta:generator>
    <meta:document-statistic meta:table-count="0" meta:image-count="0" meta:object-count="0" meta:page-count="1" meta:paragraph-count="7" meta:word-count="645" meta:character-count="3551" meta:non-whitespace-character-count="2908"/>
  </office:meta>
</office:document-meta>
</file>